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ext Box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rkunde2</text:p>
      <text:p text:style-name="Standard"/>
      <text:p text:style-name="Standard"><draw:control text:anchor-type="paragraph" draw:z-index="0" draw:name="name" draw:style-name="gr1" draw:text-style-name="P2" svg:width="3.051cm" svg:height="1.114cm" svg:x="1.259cm" svg:y="0.681cm" draw:control="control1"><svg:title>name</svg:title><svg:desc>wer denn?</svg:desc></draw:control><draw:control text:anchor-type="paragraph" draw:z-index="1" draw:name="alter" draw:style-name="gr1" draw:text-style-name="P2" svg:width="2.918cm" svg:height="1.116cm" svg:x="1.392cm" svg:y="2.663cm" draw:control="control2"><svg:title>alter</svg:title><svg:desc>na wie alt?</svg:desc></draw:control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ko Kämpf</meta:initial-creator>
    <meta:creation-date>2015-04-28T21:52:11</meta:creation-date>
    <dc:date>2015-04-28T21:55:15</dc:date>
    <dc:creator>Mirko Kämpf</dc:creator>
    <meta:editing-duration>PT3M4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1" meta:paragraph-count="1" meta:word-count="1" meta:character-count="8"/>
  </office:meta>
</office:document-meta>
</file>